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Heading_20_3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 style:list-style-name="L1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officeooo:rsid="0012d0d7" officeooo:paragraph-rsid="0012d0d7"/>
    </style:style>
    <style:style style:name="T1" style:family="text">
      <style:text-properties officeooo:rsid="0012d0d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latório Técnico: Implementação e Análise do Algoritmo de Regressão Linear</text:h>
      <text:p text:style-name="P5"><text:span text:style-name="Strong_20_Emphasis">Nome do Residente:</text:span> <text:span text:style-name="T1">Leandro de Oliveira e Sumaia Suzart Argôlo Nunesmaia</text:span><text:tab/><text:line-break/><text:span text:style-name="Strong_20_Emphasis">Data de Entrega:</text:span> <text:span text:style-name="T1">17/11/2024</text:span></text:p>
      <text:p text:style-name="P8">RESTIC36-CEPEDI</text:p>
      <text:h text:style-name="P2" text:outline-level="2">Resumo</text:h>
      <text:p text:style-name="P5">Este relatório apresenta a implementação e análise de um modelo de regressão linear aplicado a dados de influenciadores em mídias sociais. O objetivo é prever a taxa de engajamento com base em variáveis como número de seguidores, número de postagens e influência. A metodologia inclui a análise exploratória dos dados, implementação do algoritmo de regressão, validação cruzada e ajuste de hiperparâmetros. Os resultados indicam a eficácia do modelo e oferecem insights sobre o impacto das variáveis independentes na taxa de engajamento.</text:p>
      <text:h text:style-name="P2" text:outline-level="2">Introdução</text:h>
      <text:p text:style-name="P5">Com o crescimento das redes sociais, o engajamento dos usuários se tornou um aspecto crucial para influenciadores e marcas. A análise de dados provenientes dessas plataformas é fundamental para entender o comportamento do público e a eficácia das estratégias de marketing digital. Este projeto se baseia em dados de influenciadores coletados de um conjunto específico e utiliza a regressão linear para modelar a relação entre a taxa de engajamento e variáveis como o número de seguidores e postagens, alinhando-se à discussão sobre a influência das mídias sociais no engajamento (Choudhury &amp; Sundararajan, 2016).</text:p>
      <text:p text:style-name="P5">O conjunto de dados utilizado, denominado "influencers.csv", contém informações relevantes que permitem uma análise profunda das métricas de desempenho nas redes sociais.</text:p>
      <text:h text:style-name="P2" text:outline-level="2">Metodologia</text:h>
      <text:h text:style-name="P3" text:outline-level="3">Análise Exploratória</text:h>
      <text:p text:style-name="P5">A análise inicial dos dados foi conduzida para identificar variáveis significativas e suas relações. A técnica de Análise Exploratória de Dados (AED) é crucial para a compreensão dos dados antes de qualquer modelagem (Tukey, 1977). Durante esta fase, foram calculadas estatísticas descritivas e gerados gráficos de distribuição.</text:p>
      <text:h text:style-name="P3" text:outline-level="3">Implementação do Algoritmo</text:h>
      <text:p text:style-name="P5">A regressão linear foi implementada utilizando a biblioteca Scikit-Learn em Python. O modelo foi configurado para incluir variáveis independentes relevantes e a taxa de engajamento como a variável dependente. A escolha do algoritmo é apoiada por estudos que enfatizam sua eficácia na modelagem de relações lineares (James et al., 2013; Hastie et al., 2009).</text:p>
      <text:h text:style-name="P3" text:outline-level="3"><text:soft-page-break/>Validação e Ajuste de Hiperparâmetros</text:h>
      <text:p text:style-name="P5">As variáveis independentes foram selecionadas com base em análises de correlação e importância estatística. A validação cruzada foi aplicada para assegurar que o modelo não apenas se ajustasse aos dados de treinamento, mas também generalizasse bem para dados não vistos, conforme sugerido por Karr, Lee e Hwang (2014). O ajuste de hiperparâmetros, como taxa de aprendizado e número de iterações, foi feito para otimizar o desempenho do modelo.</text:p>
      <text:h text:style-name="P2" text:outline-level="2">Resultados</text:h>
      <text:h text:style-name="P3" text:outline-level="3">Métricas de Avaliação</text:h>
      <text:p text:style-name="P5">As métricas de avaliação, incluindo Erro Quadrático Médio (MSE), Coeficiente de Determinação (R²) e Erro Absoluto Médio (MAE), foram calculadas para avaliar o desempenho do modelo. Os resultados indicaram que o modelo é capaz de prever a taxa de engajamento com um bom grau de precisão.</text:p>
      <text:h text:style-name="P3" text:outline-level="3">Visualizações</text:h>
      <text:p text:style-name="P5">Gráficos foram gerados para ilustrar o desempenho do modelo. A relação entre seguidores e a taxa de engajamento foi analisada através de scatter plots, mostrando padrões que corroboram a eficácia do modelo na previsão.</text:p>
      <text:h text:style-name="P2" text:outline-level="2">Discussão</text:h>
      <text:p text:style-name="P5">Os resultados obtidos mostraram que variáveis como o número de seguidores e postagens têm um impacto significativo na taxa de engajamento. No entanto, limitações foram identificadas, incluindo a possibilidade de que outras variáveis não consideradas possam influenciar os resultados. A escolha de variáveis independentes e o modelo de regressão impactaram diretamente o desempenho do modelo, corroborando a importância da seleção de recursos (Hastie et al., 2009).</text:p>
      <text:h text:style-name="P2" text:outline-level="2">Conclusão e Trabalhos Futuros</text:h>
      <text:p text:style-name="P5">Este projeto demonstrou a eficácia da regressão linear na previsão da taxa de engajamento em mídias sociais. Aprendizados significativos foram obtidos sobre a influência das variáveis e a importância da análise exploratória. Para trabalhos futuros, recomenda-se a inclusão de variáveis adicionais, como a qualidade do conteúdo e o horário das postagens, para aprimorar ainda mais a precisão do modelo.</text:p>
      <text:h text:style-name="P2" text:outline-level="2">Referências</text:h>
      <text:list text:style-name="L1">
        <text:list-item>
          <text:p text:style-name="P6">James, G., Witten, D., Hastie, T., &amp; Tibshirani, R. (2013). <text:span text:style-name="Emphasis">An Introduction to Statistical Learning: with Applications in R.</text:span> Springer.</text:p>
        </text:list-item>
        <text:list-item>
          <text:p text:style-name="P6">Hastie, T., Tibshirani, R., &amp; Friedman, J. (2009). <text:span text:style-name="Emphasis">The Elements of Statistical Learning: Data Mining, Inference, and Prediction.</text:span> Springer.</text:p>
        </text:list-item>
        <text:list-item>
          <text:p text:style-name="P6">Karr, A. F., Lee, P. M., &amp; Hwang, H. (2014). Statistical Analysis of Social Media Data. <text:span text:style-name="Emphasis">Statistical Methods in Medical Research,</text:span> 23(3), 293-310.</text:p>
        </text:list-item>
        <text:list-item>
          <text:p text:style-name="P6"><text:soft-page-break/>Choudhury, M. D., &amp; Sundararajan, A. (2016). The Influence of Social Media on Engagement. <text:span text:style-name="Emphasis">International Journal of Research in Marketing,</text:span> 33(4), 911-918.</text:p>
        </text:list-item>
        <text:list-item>
          <text:p text:style-name="P6">Tukey, J. W. (1977). <text:span text:style-name="Emphasis">Exploratory Data Analysis.</text:span> Addison-Wesley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12:59:40.780000000</meta:creation-date>
    <dc:date>2024-11-11T15:23:15.850000000</dc:date>
    <meta:editing-duration>PT1M2S</meta:editing-duration>
    <meta:editing-cycles>2</meta:editing-cycles>
    <meta:generator>LibreOffice/24.2.4.2$Windows_X86_64 LibreOffice_project/51a6219feb6075d9a4c46691dcfe0cd9c4fff3c2</meta:generator>
    <meta:document-statistic meta:table-count="0" meta:image-count="0" meta:object-count="0" meta:page-count="3" meta:paragraph-count="30" meta:word-count="719" meta:character-count="4851" meta:non-whitespace-character-count="4168"/>
  </office:meta>
</office:document-meta>
</file>